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hx" table:style-name="ta1">
        <table:table-column table:style-name="co1" table:number-columns-repeated="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25439" calcext:value-type="float">
            <text:p>0.0125439</text:p>
          </table:table-cell>
          <table:table-cell office:value-type="float" office:value="0.0120016" calcext:value-type="float">
            <text:p>0.01200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00134" calcext:value-type="float">
            <text:p>0.0200134</text:p>
          </table:table-cell>
          <table:table-cell office:value-type="float" office:value="0.0101116" calcext:value-type="float">
            <text:p>0.0101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63295" calcext:value-type="float">
            <text:p>0.0263295</text:p>
          </table:table-cell>
          <table:table-cell office:value-type="float" office:value="0.0095724" calcext:value-type="float">
            <text:p>0.0095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14252" calcext:value-type="float">
            <text:p>0.0314252</text:p>
          </table:table-cell>
          <table:table-cell office:value-type="float" office:value="0.0097448" calcext:value-type="float">
            <text:p>0.00974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30975" calcext:value-type="float">
            <text:p>0.0530975</text:p>
          </table:table-cell>
          <table:table-cell office:value-type="float" office:value="0.0107061" calcext:value-type="float">
            <text:p>0.01070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68951" calcext:value-type="float">
            <text:p>0.0868951</text:p>
          </table:table-cell>
          <table:table-cell office:value-type="float" office:value="0.0116413" calcext:value-type="float">
            <text:p>0.0116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12332" calcext:value-type="float">
            <text:p>0.112332</text:p>
          </table:table-cell>
          <table:table-cell office:value-type="float" office:value="0.0118788" calcext:value-type="float">
            <text:p>0.01187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42199" calcext:value-type="float">
            <text:p>0.142199</text:p>
          </table:table-cell>
          <table:table-cell office:value-type="float" office:value="0.0113748" calcext:value-type="float">
            <text:p>0.01137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77638" calcext:value-type="float">
            <text:p>0.0577638</text:p>
          </table:table-cell>
          <table:table-cell office:value-type="float" office:value="0.0572041" calcext:value-type="float">
            <text:p>0.05720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4831" calcext:value-type="float">
            <text:p>0.064831</text:p>
          </table:table-cell>
          <table:table-cell office:value-type="float" office:value="0.0347064" calcext:value-type="float">
            <text:p>0.03470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745938" calcext:value-type="float">
            <text:p>0.0745938</text:p>
          </table:table-cell>
          <table:table-cell office:value-type="float" office:value="0.0250237" calcext:value-type="float">
            <text:p>0.02502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51475" calcext:value-type="float">
            <text:p>0.0951475</text:p>
          </table:table-cell>
          <table:table-cell office:value-type="float" office:value="0.02482" calcext:value-type="float">
            <text:p>0.024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61285" calcext:value-type="float">
            <text:p>0.161285</text:p>
          </table:table-cell>
          <table:table-cell office:value-type="float" office:value="0.019778" calcext:value-type="float">
            <text:p>0.0197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76767" calcext:value-type="float">
            <text:p>0.276767</text:p>
          </table:table-cell>
          <table:table-cell office:value-type="float" office:value="0.0160858" calcext:value-type="float">
            <text:p>0.01608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7609" calcext:value-type="float">
            <text:p>0.377609</text:p>
          </table:table-cell>
          <table:table-cell office:value-type="float" office:value="0.0158497" calcext:value-type="float">
            <text:p>0.01584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00579" calcext:value-type="float">
            <text:p>0.500579</text:p>
          </table:table-cell>
          <table:table-cell office:value-type="float" office:value="0.0202491" calcext:value-type="float">
            <text:p>0.02024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6864" calcext:value-type="float">
            <text:p>0.176864</text:p>
          </table:table-cell>
          <table:table-cell office:value-type="float" office:value="0.176298" calcext:value-type="float">
            <text:p>0.17629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0941458" calcext:value-type="float">
            <text:p>0.094145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63122" calcext:value-type="float">
            <text:p>0.163122</text:p>
          </table:table-cell>
          <table:table-cell office:value-type="float" office:value="0.0697657" calcext:value-type="float">
            <text:p>0.069765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7321" calcext:value-type="float">
            <text:p>0.187321</text:p>
          </table:table-cell>
          <table:table-cell office:value-type="float" office:value="0.0559972" calcext:value-type="float">
            <text:p>0.05599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26205" calcext:value-type="float">
            <text:p>0.326205</text:p>
          </table:table-cell>
          <table:table-cell office:value-type="float" office:value="0.0485004" calcext:value-type="float">
            <text:p>0.048500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87224" calcext:value-type="float">
            <text:p>0.587224</text:p>
          </table:table-cell>
          <table:table-cell office:value-type="float" office:value="0.043614" calcext:value-type="float">
            <text:p>0.0436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40984" calcext:value-type="float">
            <text:p>0.840984</text:p>
          </table:table-cell>
          <table:table-cell office:value-type="float" office:value="0.0365819" calcext:value-type="float">
            <text:p>0.036581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0367341" calcext:value-type="float">
            <text:p>0.03673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008" calcext:value-type="float">
            <text:p>0.409008</text:p>
          </table:table-cell>
          <table:table-cell office:value-type="float" office:value="0.408424" calcext:value-type="float">
            <text:p>0.40842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2062" calcext:value-type="float">
            <text:p>0.322062</text:p>
          </table:table-cell>
          <table:table-cell office:value-type="float" office:value="0.215344" calcext:value-type="float">
            <text:p>0.21534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77157" calcext:value-type="float">
            <text:p>0.277157</text:p>
          </table:table-cell>
          <table:table-cell office:value-type="float" office:value="0.136141" calcext:value-type="float">
            <text:p>0.13614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14909" calcext:value-type="float">
            <text:p>0.314909</text:p>
          </table:table-cell>
          <table:table-cell office:value-type="float" office:value="0.114536" calcext:value-type="float">
            <text:p>0.11453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44836" calcext:value-type="float">
            <text:p>0.544836</text:p>
          </table:table-cell>
          <table:table-cell office:value-type="float" office:value="0.0961135" calcext:value-type="float">
            <text:p>0.096113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4391" calcext:value-type="float">
            <text:p>1.04391</text:p>
          </table:table-cell>
          <table:table-cell office:value-type="float" office:value="0.0788729" calcext:value-type="float">
            <text:p>0.078872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708865" calcext:value-type="float">
            <text:p>0.070886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869493" calcext:value-type="float">
            <text:p>0.869493</text:p>
          </table:table-cell>
          <table:table-cell office:value-type="float" office:value="0.0681349" calcext:value-type="float">
            <text:p>0.068134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9916" calcext:value-type="float">
            <text:p>0.799916</text:p>
          </table:table-cell>
          <table:table-cell office:value-type="float" office:value="0.799335" calcext:value-type="float">
            <text:p>0.7993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0821" calcext:value-type="float">
            <text:p>0.570821</text:p>
          </table:table-cell>
          <table:table-cell office:value-type="float" office:value="0.410696" calcext:value-type="float">
            <text:p>0.41069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66167" calcext:value-type="float">
            <text:p>0.466167</text:p>
          </table:table-cell>
          <table:table-cell office:value-type="float" office:value="0.258955" calcext:value-type="float">
            <text:p>0.25895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48301" calcext:value-type="float">
            <text:p>0.548301</text:p>
          </table:table-cell>
          <table:table-cell office:value-type="float" office:value="0.214641" calcext:value-type="float">
            <text:p>0.21464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16793" calcext:value-type="float">
            <text:p>0.816793</text:p>
          </table:table-cell>
          <table:table-cell office:value-type="float" office:value="0.176409" calcext:value-type="float">
            <text:p>0.17640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92566" calcext:value-type="float">
            <text:p>0.892566</text:p>
          </table:table-cell>
          <table:table-cell office:value-type="float" office:value="0.138382" calcext:value-type="float">
            <text:p>0.13838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4124" calcext:value-type="float">
            <text:p>1.04124</text:p>
          </table:table-cell>
          <table:table-cell office:value-type="float" office:value="0.122559" calcext:value-type="float">
            <text:p>0.12255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5799" calcext:value-type="float">
            <text:p>1.25799</text:p>
          </table:table-cell>
          <table:table-cell office:value-type="float" office:value="0.119582" calcext:value-type="float">
            <text:p>0.11958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9136" calcext:value-type="float">
            <text:p>1.39136</text:p>
          </table:table-cell>
          <table:table-cell office:value-type="float" office:value="1.39077" calcext:value-type="float">
            <text:p>1.3907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23692" calcext:value-type="float">
            <text:p>0.923692</text:p>
          </table:table-cell>
          <table:table-cell office:value-type="float" office:value="0.70959" calcext:value-type="float">
            <text:p>0.7095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60129" calcext:value-type="float">
            <text:p>0.760129</text:p>
          </table:table-cell>
          <table:table-cell office:value-type="float" office:value="0.478961" calcext:value-type="float">
            <text:p>0.47896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20772" calcext:value-type="float">
            <text:p>0.820772</text:p>
          </table:table-cell>
          <table:table-cell office:value-type="float" office:value="0.363995" calcext:value-type="float">
            <text:p>0.36399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26583" calcext:value-type="float">
            <text:p>1.26583</text:p>
          </table:table-cell>
          <table:table-cell office:value-type="float" office:value="0.296458" calcext:value-type="float">
            <text:p>0.29645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1376" calcext:value-type="float">
            <text:p>1.21376</text:p>
          </table:table-cell>
          <table:table-cell office:value-type="float" office:value="0.250969" calcext:value-type="float">
            <text:p>0.25096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4717" calcext:value-type="float">
            <text:p>1.34717</text:p>
          </table:table-cell>
          <table:table-cell office:value-type="float" office:value="0.201564" calcext:value-type="float">
            <text:p>0.20156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9412" calcext:value-type="float">
            <text:p>1.69412</text:p>
          </table:table-cell>
          <table:table-cell office:value-type="float" office:value="0.196936" calcext:value-type="float">
            <text:p>0.19693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29" calcext:value-type="float">
            <text:p>2.21529</text:p>
          </table:table-cell>
          <table:table-cell office:value-type="float" office:value="2.21466" calcext:value-type="float">
            <text:p>2.2146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1096" calcext:value-type="float">
            <text:p>1.41096</text:p>
          </table:table-cell>
          <table:table-cell office:value-type="float" office:value="1.12366" calcext:value-type="float">
            <text:p>1.1236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992" calcext:value-type="float">
            <text:p>1.05992</text:p>
          </table:table-cell>
          <table:table-cell office:value-type="float" office:value="0.690402" calcext:value-type="float">
            <text:p>0.69040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16042" calcext:value-type="float">
            <text:p>1.16042</text:p>
          </table:table-cell>
          <table:table-cell office:value-type="float" office:value="0.574129" calcext:value-type="float">
            <text:p>0.5741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1835" calcext:value-type="float">
            <text:p>1.71835</text:p>
          </table:table-cell>
          <table:table-cell office:value-type="float" office:value="0.465952" calcext:value-type="float">
            <text:p>0.46595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7196" calcext:value-type="float">
            <text:p>1.67196</text:p>
          </table:table-cell>
          <table:table-cell office:value-type="float" office:value="0.362125" calcext:value-type="float">
            <text:p>0.36212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0.341967" calcext:value-type="float">
            <text:p>0.34196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33544" calcext:value-type="float">
            <text:p>2.33544</text:p>
          </table:table-cell>
          <table:table-cell office:value-type="float" office:value="0.305434" calcext:value-type="float">
            <text:p>0.30543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32041" calcext:value-type="float">
            <text:p>3.32041</text:p>
          </table:table-cell>
          <table:table-cell office:value-type="float" office:value="3.31979" calcext:value-type="float">
            <text:p>3.3197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8826" calcext:value-type="float">
            <text:p>1.98826</text:p>
          </table:table-cell>
          <table:table-cell office:value-type="float" office:value="1.68922" calcext:value-type="float">
            <text:p>1.6892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5729" calcext:value-type="float">
            <text:p>1.45729</text:p>
          </table:table-cell>
          <table:table-cell office:value-type="float" office:value="1.04018" calcext:value-type="float">
            <text:p>1.0401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6581" calcext:value-type="float">
            <text:p>1.56581</text:p>
          </table:table-cell>
          <table:table-cell office:value-type="float" office:value="0.859579" calcext:value-type="float">
            <text:p>0.85957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29843" calcext:value-type="float">
            <text:p>2.29843</text:p>
          </table:table-cell>
          <table:table-cell office:value-type="float" office:value="0.697126" calcext:value-type="float">
            <text:p>0.69712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20631" calcext:value-type="float">
            <text:p>2.20631</text:p>
          </table:table-cell>
          <table:table-cell office:value-type="float" office:value="0.540224" calcext:value-type="float">
            <text:p>0.54022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36476" calcext:value-type="float">
            <text:p>2.36476</text:p>
          </table:table-cell>
          <table:table-cell office:value-type="float" office:value="0.465688" calcext:value-type="float">
            <text:p>0.46568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09831" calcext:value-type="float">
            <text:p>3.09831</text:p>
          </table:table-cell>
          <table:table-cell office:value-type="float" office:value="0.454603" calcext:value-type="float">
            <text:p>0.45460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.79506" calcext:value-type="float">
            <text:p>4.79506</text:p>
          </table:table-cell>
          <table:table-cell office:value-type="float" office:value="4.79443" calcext:value-type="float">
            <text:p>4.7944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0742" calcext:value-type="float">
            <text:p>2.80742</text:p>
          </table:table-cell>
          <table:table-cell office:value-type="float" office:value="2.44529" calcext:value-type="float">
            <text:p>2.445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7302" calcext:value-type="float">
            <text:p>2.17302</text:p>
          </table:table-cell>
          <table:table-cell office:value-type="float" office:value="1.66513" calcext:value-type="float">
            <text:p>1.6651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5493" calcext:value-type="float">
            <text:p>2.15493</text:p>
          </table:table-cell>
          <table:table-cell office:value-type="float" office:value="1.25339" calcext:value-type="float">
            <text:p>1.2533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39222" calcext:value-type="float">
            <text:p>2.39222</text:p>
          </table:table-cell>
          <table:table-cell office:value-type="float" office:value="1.0071" calcext:value-type="float">
            <text:p>1.007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90905" calcext:value-type="float">
            <text:p>2.90905</text:p>
          </table:table-cell>
          <table:table-cell office:value-type="float" office:value="0.849333" calcext:value-type="float">
            <text:p>0.84933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08593" calcext:value-type="float">
            <text:p>3.08593</text:p>
          </table:table-cell>
          <table:table-cell office:value-type="float" office:value="0.660589" calcext:value-type="float">
            <text:p>0.66058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.82092" calcext:value-type="float">
            <text:p>3.82092</text:p>
          </table:table-cell>
          <table:table-cell office:value-type="float" office:value="0.650756" calcext:value-type="float">
            <text:p>0.6507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1263" calcext:value-type="float">
            <text:p>6.51263</text:p>
          </table:table-cell>
          <table:table-cell office:value-type="float" office:value="6.51198" calcext:value-type="float">
            <text:p>6.511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9593" calcext:value-type="float">
            <text:p>3.79593</text:p>
          </table:table-cell>
          <table:table-cell office:value-type="float" office:value="3.30217" calcext:value-type="float">
            <text:p>3.3021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66184" calcext:value-type="float">
            <text:p>2.66184</text:p>
          </table:table-cell>
          <table:table-cell office:value-type="float" office:value="2.00183" calcext:value-type="float">
            <text:p>2.001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83523" calcext:value-type="float">
            <text:p>2.83523</text:p>
          </table:table-cell>
          <table:table-cell office:value-type="float" office:value="1.67201" calcext:value-type="float">
            <text:p>1.672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0512" calcext:value-type="float">
            <text:p>3.10512</text:p>
          </table:table-cell>
          <table:table-cell office:value-type="float" office:value="1.34886" calcext:value-type="float">
            <text:p>1.3488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63108" calcext:value-type="float">
            <text:p>3.63108</text:p>
          </table:table-cell>
          <table:table-cell office:value-type="float" office:value="1.03642" calcext:value-type="float">
            <text:p>1.0364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93958" calcext:value-type="float">
            <text:p>3.93958</text:p>
          </table:table-cell>
          <table:table-cell office:value-type="float" office:value="0.880303" calcext:value-type="float">
            <text:p>0.88030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8611" calcext:value-type="float">
            <text:p>4.78611</text:p>
          </table:table-cell>
          <table:table-cell office:value-type="float" office:value="0.869323" calcext:value-type="float">
            <text:p>0.86932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.69549" calcext:value-type="float">
            <text:p>8.69549</text:p>
          </table:table-cell>
          <table:table-cell office:value-type="float" office:value="8.6948" calcext:value-type="float">
            <text:p>8.694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8568" calcext:value-type="float">
            <text:p>5.08568</text:p>
          </table:table-cell>
          <table:table-cell office:value-type="float" office:value="4.40158" calcext:value-type="float">
            <text:p>4.4015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61003" calcext:value-type="float">
            <text:p>3.61003</text:p>
          </table:table-cell>
          <table:table-cell office:value-type="float" office:value="2.73907" calcext:value-type="float">
            <text:p>2.73907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73786" calcext:value-type="float">
            <text:p>3.73786</text:p>
          </table:table-cell>
          <table:table-cell office:value-type="float" office:value="2.22939" calcext:value-type="float">
            <text:p>2.229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95189" calcext:value-type="float">
            <text:p>3.95189</text:p>
          </table:table-cell>
          <table:table-cell office:value-type="float" office:value="1.79598" calcext:value-type="float">
            <text:p>1.7959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68395" calcext:value-type="float">
            <text:p>4.68395</text:p>
          </table:table-cell>
          <table:table-cell office:value-type="float" office:value="1.39112" calcext:value-type="float">
            <text:p>1.3911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733" calcext:value-type="float">
            <text:p>4.733</text:p>
          </table:table-cell>
          <table:table-cell office:value-type="float" office:value="1.28679" calcext:value-type="float">
            <text:p>1.2867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9925" calcext:value-type="float">
            <text:p>5.99925</text:p>
          </table:table-cell>
          <table:table-cell office:value-type="float" office:value="1.16012" calcext:value-type="float">
            <text:p>1.1601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3118" calcext:value-type="float">
            <text:p>11.3118</text:p>
          </table:table-cell>
          <table:table-cell office:value-type="float" office:value="11.3111" calcext:value-type="float">
            <text:p>11.31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46542" calcext:value-type="float">
            <text:p>6.46542</text:p>
          </table:table-cell>
          <table:table-cell office:value-type="float" office:value="5.71656" calcext:value-type="float">
            <text:p>5.7165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2213" calcext:value-type="float">
            <text:p>4.82213</text:p>
          </table:table-cell>
          <table:table-cell office:value-type="float" office:value="3.82149" calcext:value-type="float">
            <text:p>3.8214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66026" calcext:value-type="float">
            <text:p>4.66026</text:p>
          </table:table-cell>
          <table:table-cell office:value-type="float" office:value="2.88199" calcext:value-type="float">
            <text:p>2.8819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88526" calcext:value-type="float">
            <text:p>4.88526</text:p>
          </table:table-cell>
          <table:table-cell office:value-type="float" office:value="2.31828" calcext:value-type="float">
            <text:p>2.3182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79172" calcext:value-type="float">
            <text:p>5.79172</text:p>
          </table:table-cell>
          <table:table-cell office:value-type="float" office:value="1.94527" calcext:value-type="float">
            <text:p>1.9452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88841" calcext:value-type="float">
            <text:p>5.88841</text:p>
          </table:table-cell>
          <table:table-cell office:value-type="float" office:value="1.55408" calcext:value-type="float">
            <text:p>1.5540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14861" calcext:value-type="float">
            <text:p>7.14861</text:p>
          </table:table-cell>
          <table:table-cell office:value-type="float" office:value="1.48265" calcext:value-type="float">
            <text:p>1.4826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3963" calcext:value-type="float">
            <text:p>14.3963</text:p>
          </table:table-cell>
          <table:table-cell office:value-type="float" office:value="14.3955" calcext:value-type="float">
            <text:p>14.395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14408" calcext:value-type="float">
            <text:p>8.14408</text:p>
          </table:table-cell>
          <table:table-cell office:value-type="float" office:value="7.27435" calcext:value-type="float">
            <text:p>7.2743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62353" calcext:value-type="float">
            <text:p>5.62353</text:p>
          </table:table-cell>
          <table:table-cell office:value-type="float" office:value="4.47448" calcext:value-type="float">
            <text:p>4.4744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68436" calcext:value-type="float">
            <text:p>5.68436</text:p>
          </table:table-cell>
          <table:table-cell office:value-type="float" office:value="3.66109" calcext:value-type="float">
            <text:p>3.6610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9632" calcext:value-type="float">
            <text:p>5.9632</text:p>
          </table:table-cell>
          <table:table-cell office:value-type="float" office:value="2.94698" calcext:value-type="float">
            <text:p>2.9469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69271" calcext:value-type="float">
            <text:p>6.69271</text:p>
          </table:table-cell>
          <table:table-cell office:value-type="float" office:value="2.33095" calcext:value-type="float">
            <text:p>2.3309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18959" calcext:value-type="float">
            <text:p>7.18959</text:p>
          </table:table-cell>
          <table:table-cell office:value-type="float" office:value="1.9531" calcext:value-type="float">
            <text:p>1.953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47854" calcext:value-type="float">
            <text:p>8.47854</text:p>
          </table:table-cell>
          <table:table-cell office:value-type="float" office:value="1.8798" calcext:value-type="float">
            <text:p>1.879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.9628" calcext:value-type="float">
            <text:p>17.9628</text:p>
          </table:table-cell>
          <table:table-cell office:value-type="float" office:value="17.962" calcext:value-type="float">
            <text:p>17.96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244" calcext:value-type="float">
            <text:p>10.0244</text:p>
          </table:table-cell>
          <table:table-cell office:value-type="float" office:value="9.074" calcext:value-type="float">
            <text:p>9.07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02348" calcext:value-type="float">
            <text:p>7.02348</text:p>
          </table:table-cell>
          <table:table-cell office:value-type="float" office:value="5.73059" calcext:value-type="float">
            <text:p>5.7305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84999" calcext:value-type="float">
            <text:p>6.84999</text:p>
          </table:table-cell>
          <table:table-cell office:value-type="float" office:value="4.56884" calcext:value-type="float">
            <text:p>4.5688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21772" calcext:value-type="float">
            <text:p>7.21772</text:p>
          </table:table-cell>
          <table:table-cell office:value-type="float" office:value="3.67328" calcext:value-type="float">
            <text:p>3.6732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97332" calcext:value-type="float">
            <text:p>7.97332</text:p>
          </table:table-cell>
          <table:table-cell office:value-type="float" office:value="2.86314" calcext:value-type="float">
            <text:p>2.8631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60627" calcext:value-type="float">
            <text:p>8.60627</text:p>
          </table:table-cell>
          <table:table-cell office:value-type="float" office:value="2.65139" calcext:value-type="float">
            <text:p>2.6513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63979" calcext:value-type="float">
            <text:p>9.63979</text:p>
          </table:table-cell>
          <table:table-cell office:value-type="float" office:value="2.3398" calcext:value-type="float">
            <text:p>2.339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1229" calcext:value-type="float">
            <text:p>22.1229</text:p>
          </table:table-cell>
          <table:table-cell office:value-type="float" office:value="22.1221" calcext:value-type="float">
            <text:p>22.122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3324" calcext:value-type="float">
            <text:p>12.3324</text:p>
          </table:table-cell>
          <table:table-cell office:value-type="float" office:value="11.1713" calcext:value-type="float">
            <text:p>11.171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96521" calcext:value-type="float">
            <text:p>8.96521</text:p>
          </table:table-cell>
          <table:table-cell office:value-type="float" office:value="7.46558" calcext:value-type="float">
            <text:p>7.4655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36187" calcext:value-type="float">
            <text:p>8.36187</text:p>
          </table:table-cell>
          <table:table-cell office:value-type="float" office:value="5.61564" calcext:value-type="float">
            <text:p>5.6156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51708" calcext:value-type="float">
            <text:p>8.51708</text:p>
          </table:table-cell>
          <table:table-cell office:value-type="float" office:value="4.50982" calcext:value-type="float">
            <text:p>4.5098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7208" calcext:value-type="float">
            <text:p>9.7208</text:p>
          </table:table-cell>
          <table:table-cell office:value-type="float" office:value="3.78572" calcext:value-type="float">
            <text:p>3.7857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31128" calcext:value-type="float">
            <text:p>9.31128</text:p>
          </table:table-cell>
          <table:table-cell office:value-type="float" office:value="3.08345" calcext:value-type="float">
            <text:p>3.0834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.86727" calcext:value-type="float">
            <text:p>2.8672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8288" calcext:value-type="float">
            <text:p>26.8288</text:p>
          </table:table-cell>
          <table:table-cell office:value-type="float" office:value="26.8279" calcext:value-type="float">
            <text:p>26.827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9561" calcext:value-type="float">
            <text:p>14.9561</text:p>
          </table:table-cell>
          <table:table-cell office:value-type="float" office:value="13.5487" calcext:value-type="float">
            <text:p>13.548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2954" calcext:value-type="float">
            <text:p>10.2954</text:p>
          </table:table-cell>
          <table:table-cell office:value-type="float" office:value="8.45611" calcext:value-type="float">
            <text:p>8.45611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5682" calcext:value-type="float">
            <text:p>9.95682</text:p>
          </table:table-cell>
          <table:table-cell office:value-type="float" office:value="6.80688" calcext:value-type="float">
            <text:p>6.8068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.0694" calcext:value-type="float">
            <text:p>10.0694</text:p>
          </table:table-cell>
          <table:table-cell office:value-type="float" office:value="5.46854" calcext:value-type="float">
            <text:p>5.4685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1852" calcext:value-type="float">
            <text:p>11.1852</text:p>
          </table:table-cell>
          <table:table-cell office:value-type="float" office:value="4.38657" calcext:value-type="float">
            <text:p>4.38657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3.68273" calcext:value-type="float">
            <text:p>3.68273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6905" calcext:value-type="float">
            <text:p>13.6905</text:p>
          </table:table-cell>
          <table:table-cell office:value-type="float" office:value="3.46893" calcext:value-type="float">
            <text:p>3.46893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2106" calcext:value-type="float">
            <text:p>32.2106</text:p>
          </table:table-cell>
          <table:table-cell office:value-type="float" office:value="32.2095" calcext:value-type="float">
            <text:p>32.209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34" calcext:value-type="float">
            <text:p>17.734</text:p>
          </table:table-cell>
          <table:table-cell office:value-type="float" office:value="16.2588" calcext:value-type="float">
            <text:p>16.258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2777" calcext:value-type="float">
            <text:p>12.2777</text:p>
          </table:table-cell>
          <table:table-cell office:value-type="float" office:value="10.3517" calcext:value-type="float">
            <text:p>10.351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5812" calcext:value-type="float">
            <text:p>11.5812</text:p>
          </table:table-cell>
          <table:table-cell office:value-type="float" office:value="8.16775" calcext:value-type="float">
            <text:p>8.1677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8834" calcext:value-type="float">
            <text:p>11.8834</text:p>
          </table:table-cell>
          <table:table-cell office:value-type="float" office:value="6.55619" calcext:value-type="float">
            <text:p>6.5561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7423" calcext:value-type="float">
            <text:p>12.7423</text:p>
          </table:table-cell>
          <table:table-cell office:value-type="float" office:value="5.17723" calcext:value-type="float">
            <text:p>5.17723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4.38768" calcext:value-type="float">
            <text:p>4.3876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.1359" calcext:value-type="float">
            <text:p>15.1359</text:p>
          </table:table-cell>
          <table:table-cell office:value-type="float" office:value="4.17137" calcext:value-type="float">
            <text:p>4.17137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.2442" calcext:value-type="float">
            <text:p>38.2442</text:p>
          </table:table-cell>
          <table:table-cell office:value-type="float" office:value="38.2431" calcext:value-type="float">
            <text:p>38.2431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8774" calcext:value-type="float">
            <text:p>20.8774</text:p>
          </table:table-cell>
          <table:table-cell office:value-type="float" office:value="19.3749" calcext:value-type="float">
            <text:p>19.374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.0678" calcext:value-type="float">
            <text:p>15.0678</text:p>
          </table:table-cell>
          <table:table-cell office:value-type="float" office:value="12.9507" calcext:value-type="float">
            <text:p>12.9507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.6156" calcext:value-type="float">
            <text:p>13.6156</text:p>
          </table:table-cell>
          <table:table-cell office:value-type="float" office:value="9.75874" calcext:value-type="float">
            <text:p>9.7587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5234" calcext:value-type="float">
            <text:p>13.5234</text:p>
          </table:table-cell>
          <table:table-cell office:value-type="float" office:value="7.8353" calcext:value-type="float">
            <text:p>7.8353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9668" calcext:value-type="float">
            <text:p>14.9668</text:p>
          </table:table-cell>
          <table:table-cell office:value-type="float" office:value="6.57619" calcext:value-type="float">
            <text:p>6.5761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.2565" calcext:value-type="float">
            <text:p>13.2565</text:p>
          </table:table-cell>
          <table:table-cell office:value-type="float" office:value="5.73479" calcext:value-type="float">
            <text:p>5.7347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.1162" calcext:value-type="float">
            <text:p>17.1162</text:p>
          </table:table-cell>
          <table:table-cell office:value-type="float" office:value="5.02109" calcext:value-type="float">
            <text:p>5.0210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.9622" calcext:value-type="float">
            <text:p>44.9622</text:p>
          </table:table-cell>
          <table:table-cell office:value-type="float" office:value="44.9609" calcext:value-type="float">
            <text:p>44.960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5495" calcext:value-type="float">
            <text:p>24.5495</text:p>
          </table:table-cell>
          <table:table-cell office:value-type="float" office:value="22.7179" calcext:value-type="float">
            <text:p>22.717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.7809" calcext:value-type="float">
            <text:p>16.7809</text:p>
          </table:table-cell>
          <table:table-cell office:value-type="float" office:value="14.3041" calcext:value-type="float">
            <text:p>14.3041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11.3921" calcext:value-type="float">
            <text:p>11.3921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.525" calcext:value-type="float">
            <text:p>15.525</text:p>
          </table:table-cell>
          <table:table-cell office:value-type="float" office:value="9.1507" calcext:value-type="float">
            <text:p>9.1507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4565" calcext:value-type="float">
            <text:p>16.4565</text:p>
          </table:table-cell>
          <table:table-cell office:value-type="float" office:value="7.43272" calcext:value-type="float">
            <text:p>7.43272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.655" calcext:value-type="float">
            <text:p>16.655</text:p>
          </table:table-cell>
          <table:table-cell office:value-type="float" office:value="6.21429" calcext:value-type="float">
            <text:p>6.2142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.4309" calcext:value-type="float">
            <text:p>19.4309</text:p>
          </table:table-cell>
          <table:table-cell office:value-type="float" office:value="5.78471" calcext:value-type="float">
            <text:p>5.7847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2.5261" calcext:value-type="float">
            <text:p>52.5261</text:p>
          </table:table-cell>
          <table:table-cell office:value-type="float" office:value="52.5248" calcext:value-type="float">
            <text:p>52.524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8354" calcext:value-type="float">
            <text:p>28.8354</text:p>
          </table:table-cell>
          <table:table-cell office:value-type="float" office:value="26.9351" calcext:value-type="float">
            <text:p>26.935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.7988" calcext:value-type="float">
            <text:p>19.7988</text:p>
          </table:table-cell>
          <table:table-cell office:value-type="float" office:value="17.0898" calcext:value-type="float">
            <text:p>17.089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304" calcext:value-type="float">
            <text:p>18.304</text:p>
          </table:table-cell>
          <table:table-cell office:value-type="float" office:value="13.526" calcext:value-type="float">
            <text:p>13.52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8032" calcext:value-type="float">
            <text:p>17.8032</text:p>
          </table:table-cell>
          <table:table-cell office:value-type="float" office:value="10.8461" calcext:value-type="float">
            <text:p>10.846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.7723" calcext:value-type="float">
            <text:p>18.7723</text:p>
          </table:table-cell>
          <table:table-cell office:value-type="float" office:value="8.48263" calcext:value-type="float">
            <text:p>8.4826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.2064" calcext:value-type="float">
            <text:p>19.2064</text:p>
          </table:table-cell>
          <table:table-cell office:value-type="float" office:value="7.20716" calcext:value-type="float">
            <text:p>7.2071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.246" calcext:value-type="float">
            <text:p>22.246</text:p>
          </table:table-cell>
          <table:table-cell office:value-type="float" office:value="6.87808" calcext:value-type="float">
            <text:p>6.8780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.8018" calcext:value-type="float">
            <text:p>32.8018</text:p>
          </table:table-cell>
          <table:table-cell office:value-type="float" office:value="30.6857" calcext:value-type="float">
            <text:p>30.6857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8131" calcext:value-type="float">
            <text:p>20.8131</text:p>
          </table:table-cell>
          <table:table-cell office:value-type="float" office:value="15.4072" calcext:value-type="float">
            <text:p>15.407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.7134" calcext:value-type="float">
            <text:p>24.7134</text:p>
          </table:table-cell>
          <table:table-cell office:value-type="float" office:value="7.82271" calcext:value-type="float">
            <text:p>7.8227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.4452" calcext:value-type="float">
            <text:p>38.4452</text:p>
          </table:table-cell>
          <table:table-cell office:value-type="float" office:value="35.93" calcext:value-type="float">
            <text:p>35.93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.1719" calcext:value-type="float">
            <text:p>24.1719</text:p>
          </table:table-cell>
          <table:table-cell office:value-type="float" office:value="18.1837" calcext:value-type="float">
            <text:p>18.1837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.8617" calcext:value-type="float">
            <text:p>27.8617</text:p>
          </table:table-cell>
          <table:table-cell office:value-type="float" office:value="9.27925" calcext:value-type="float">
            <text:p>9.27925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.9273" calcext:value-type="float">
            <text:p>42.9273</text:p>
          </table:table-cell>
          <table:table-cell office:value-type="float" office:value="40.34" calcext:value-type="float">
            <text:p>40.3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5589" calcext:value-type="float">
            <text:p>26.5589</text:p>
          </table:table-cell>
          <table:table-cell office:value-type="float" office:value="20.2326" calcext:value-type="float">
            <text:p>20.232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.3339" calcext:value-type="float">
            <text:p>30.3339</text:p>
          </table:table-cell>
          <table:table-cell office:value-type="float" office:value="10.2812" calcext:value-type="float">
            <text:p>10.281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5731" calcext:value-type="float">
            <text:p>48.5731</text:p>
          </table:table-cell>
          <table:table-cell office:value-type="float" office:value="45.7698" calcext:value-type="float">
            <text:p>45.769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.8158" calcext:value-type="float">
            <text:p>29.8158</text:p>
          </table:table-cell>
          <table:table-cell office:value-type="float" office:value="22.9458" calcext:value-type="float">
            <text:p>22.945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.5886" calcext:value-type="float">
            <text:p>33.5886</text:p>
          </table:table-cell>
          <table:table-cell office:value-type="float" office:value="11.5889" calcext:value-type="float">
            <text:p>11.5889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.9708" calcext:value-type="float">
            <text:p>66.9708</text:p>
          </table:table-cell>
          <table:table-cell office:value-type="float" office:value="54.7885" calcext:value-type="float">
            <text:p>54.7885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.589" calcext:value-type="float">
            <text:p>61.589</text:p>
          </table:table-cell>
          <table:table-cell office:value-type="float" office:value="1.51074" calcext:value-type="float">
            <text:p>1.51074</text:p>
          </table:table-cell>
          <table:table-cell table:number-columns-repeated="3"/>
        </table:table-row>
      </table:table>
      <table:table table:name="2080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2422" calcext:value-type="float">
            <text:p>0.022422</text:p>
          </table:table-cell>
          <table:table-cell office:value-type="float" office:value="0.0223254" calcext:value-type="float">
            <text:p>0.02232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2342" calcext:value-type="float">
            <text:p>0.0342342</text:p>
          </table:table-cell>
          <table:table-cell office:value-type="float" office:value="0.0203492" calcext:value-type="float">
            <text:p>0.0203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67334" calcext:value-type="float">
            <text:p>0.0367334</text:p>
          </table:table-cell>
          <table:table-cell office:value-type="float" office:value="0.0155724" calcext:value-type="float">
            <text:p>0.01557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98368" calcext:value-type="float">
            <text:p>0.0398368</text:p>
          </table:table-cell>
          <table:table-cell office:value-type="float" office:value="0.012701" calcext:value-type="float">
            <text:p>0.012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06604" calcext:value-type="float">
            <text:p>0.0506604</text:p>
          </table:table-cell>
          <table:table-cell office:value-type="float" office:value="0.0126321" calcext:value-type="float">
            <text:p>0.0126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642989" calcext:value-type="float">
            <text:p>0.0642989</text:p>
          </table:table-cell>
          <table:table-cell office:value-type="float" office:value="0.0116948" calcext:value-type="float">
            <text:p>0.0116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81795" calcext:value-type="float">
            <text:p>0.0681795</text:p>
          </table:table-cell>
          <table:table-cell office:value-type="float" office:value="0.0122034" calcext:value-type="float">
            <text:p>0.0122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790757" calcext:value-type="float">
            <text:p>0.0790757</text:p>
          </table:table-cell>
          <table:table-cell office:value-type="float" office:value="0.0144812" calcext:value-type="float">
            <text:p>0.01448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3603" calcext:value-type="float">
            <text:p>0.13603</text:p>
          </table:table-cell>
          <table:table-cell office:value-type="float" office:value="0.13592" calcext:value-type="float">
            <text:p>0.135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9342" calcext:value-type="float">
            <text:p>0.139342</text:p>
          </table:table-cell>
          <table:table-cell office:value-type="float" office:value="0.0797205" calcext:value-type="float">
            <text:p>0.07972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8422" calcext:value-type="float">
            <text:p>0.128422</text:p>
          </table:table-cell>
          <table:table-cell office:value-type="float" office:value="0.0553965" calcext:value-type="float">
            <text:p>0.05539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71854" calcext:value-type="float">
            <text:p>0.171854</text:p>
          </table:table-cell>
          <table:table-cell office:value-type="float" office:value="0.0507645" calcext:value-type="float">
            <text:p>0.05076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78219" calcext:value-type="float">
            <text:p>0.178219</text:p>
          </table:table-cell>
          <table:table-cell office:value-type="float" office:value="0.0425199" calcext:value-type="float">
            <text:p>0.04251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16399" calcext:value-type="float">
            <text:p>0.216399</text:p>
          </table:table-cell>
          <table:table-cell office:value-type="float" office:value="0.0346325" calcext:value-type="float">
            <text:p>0.0346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43685" calcext:value-type="float">
            <text:p>0.243685</text:p>
          </table:table-cell>
          <table:table-cell office:value-type="float" office:value="0.0346056" calcext:value-type="float">
            <text:p>0.03460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0.036114" calcext:value-type="float">
            <text:p>0.036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683" calcext:value-type="float">
            <text:p>0.436683</text:p>
          </table:table-cell>
          <table:table-cell office:value-type="float" office:value="0.436566" calcext:value-type="float">
            <text:p>0.4365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6641" calcext:value-type="float">
            <text:p>0.376641</text:p>
          </table:table-cell>
          <table:table-cell office:value-type="float" office:value="0.240213" calcext:value-type="float">
            <text:p>0.2402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33611" calcext:value-type="float">
            <text:p>0.333611</text:p>
          </table:table-cell>
          <table:table-cell office:value-type="float" office:value="0.170303" calcext:value-type="float">
            <text:p>0.1703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5815" calcext:value-type="float">
            <text:p>0.385815</text:p>
          </table:table-cell>
          <table:table-cell office:value-type="float" office:value="0.132151" calcext:value-type="float">
            <text:p>0.132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04877" calcext:value-type="float">
            <text:p>0.404877</text:p>
          </table:table-cell>
          <table:table-cell office:value-type="float" office:value="0.115283" calcext:value-type="float">
            <text:p>0.1152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0.106061" calcext:value-type="float">
            <text:p>0.1060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38548" calcext:value-type="float">
            <text:p>0.538548</text:p>
          </table:table-cell>
          <table:table-cell office:value-type="float" office:value="0.0763988" calcext:value-type="float">
            <text:p>0.07639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22496" calcext:value-type="float">
            <text:p>0.622496</text:p>
          </table:table-cell>
          <table:table-cell office:value-type="float" office:value="0.0938545" calcext:value-type="float">
            <text:p>0.09385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3586" calcext:value-type="float">
            <text:p>1.13586</text:p>
          </table:table-cell>
          <table:table-cell office:value-type="float" office:value="1.13574" calcext:value-type="float">
            <text:p>1.135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31428" calcext:value-type="float">
            <text:p>0.831428</text:p>
          </table:table-cell>
          <table:table-cell office:value-type="float" office:value="0.600788" calcext:value-type="float">
            <text:p>0.6007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23702" calcext:value-type="float">
            <text:p>0.623702</text:p>
          </table:table-cell>
          <table:table-cell office:value-type="float" office:value="0.299722" calcext:value-type="float">
            <text:p>0.2997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63891" calcext:value-type="float">
            <text:p>0.763891</text:p>
          </table:table-cell>
          <table:table-cell office:value-type="float" office:value="0.308785" calcext:value-type="float">
            <text:p>0.3087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74641" calcext:value-type="float">
            <text:p>0.774641</text:p>
          </table:table-cell>
          <table:table-cell office:value-type="float" office:value="0.255164" calcext:value-type="float">
            <text:p>0.2551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29338" calcext:value-type="float">
            <text:p>0.829338</text:p>
          </table:table-cell>
          <table:table-cell office:value-type="float" office:value="0.172386" calcext:value-type="float">
            <text:p>0.1723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34956" calcext:value-type="float">
            <text:p>0.934956</text:p>
          </table:table-cell>
          <table:table-cell office:value-type="float" office:value="0.159007" calcext:value-type="float">
            <text:p>0.1590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1125" calcext:value-type="float">
            <text:p>1.1125</text:p>
          </table:table-cell>
          <table:table-cell office:value-type="float" office:value="0.194235" calcext:value-type="float">
            <text:p>0.1942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1919" calcext:value-type="float">
            <text:p>2.51919</text:p>
          </table:table-cell>
          <table:table-cell office:value-type="float" office:value="2.51906" calcext:value-type="float">
            <text:p>2.51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5976" calcext:value-type="float">
            <text:p>1.65976</text:p>
          </table:table-cell>
          <table:table-cell office:value-type="float" office:value="1.31994" calcext:value-type="float">
            <text:p>1.319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8383" calcext:value-type="float">
            <text:p>1.08383</text:p>
          </table:table-cell>
          <table:table-cell office:value-type="float" office:value="0.621173" calcext:value-type="float">
            <text:p>0.6211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9328" calcext:value-type="float">
            <text:p>1.39328</text:p>
          </table:table-cell>
          <table:table-cell office:value-type="float" office:value="0.673082" calcext:value-type="float">
            <text:p>0.6730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3591" calcext:value-type="float">
            <text:p>1.3591</text:p>
          </table:table-cell>
          <table:table-cell office:value-type="float" office:value="0.546201" calcext:value-type="float">
            <text:p>0.546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47322" calcext:value-type="float">
            <text:p>1.47322</text:p>
          </table:table-cell>
          <table:table-cell office:value-type="float" office:value="0.320845" calcext:value-type="float">
            <text:p>0.3208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47749" calcext:value-type="float">
            <text:p>1.47749</text:p>
          </table:table-cell>
          <table:table-cell office:value-type="float" office:value="0.292445" calcext:value-type="float">
            <text:p>0.292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0867" calcext:value-type="float">
            <text:p>1.80867</text:p>
          </table:table-cell>
          <table:table-cell office:value-type="float" office:value="0.360163" calcext:value-type="float">
            <text:p>0.3601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.2266" calcext:value-type="float">
            <text:p>5.2266</text:p>
          </table:table-cell>
          <table:table-cell office:value-type="float" office:value="5.22647" calcext:value-type="float">
            <text:p>5.226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8151" calcext:value-type="float">
            <text:p>3.18151</text:p>
          </table:table-cell>
          <table:table-cell office:value-type="float" office:value="2.70902" calcext:value-type="float">
            <text:p>2.709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2728" calcext:value-type="float">
            <text:p>2.42728</text:p>
          </table:table-cell>
          <table:table-cell office:value-type="float" office:value="1.81598" calcext:value-type="float">
            <text:p>1.815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2808" calcext:value-type="float">
            <text:p>2.32808</text:p>
          </table:table-cell>
          <table:table-cell office:value-type="float" office:value="1.3681" calcext:value-type="float">
            <text:p>1.36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21155" calcext:value-type="float">
            <text:p>2.21155</text:p>
          </table:table-cell>
          <table:table-cell office:value-type="float" office:value="1.09578" calcext:value-type="float">
            <text:p>1.095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18322" calcext:value-type="float">
            <text:p>0.9183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32386" calcext:value-type="float">
            <text:p>2.32386</text:p>
          </table:table-cell>
          <table:table-cell office:value-type="float" office:value="0.54007" calcext:value-type="float">
            <text:p>0.540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902" calcext:value-type="float">
            <text:p>2.7902</text:p>
          </table:table-cell>
          <table:table-cell office:value-type="float" office:value="0.709385" calcext:value-type="float">
            <text:p>0.7093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.58718" calcext:value-type="float">
            <text:p>8.58718</text:p>
          </table:table-cell>
          <table:table-cell office:value-type="float" office:value="8.58704" calcext:value-type="float">
            <text:p>8.587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8555" calcext:value-type="float">
            <text:p>5.08555</text:p>
          </table:table-cell>
          <table:table-cell office:value-type="float" office:value="4.43715" calcext:value-type="float">
            <text:p>4.437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502" calcext:value-type="float">
            <text:p>2.7502</text:p>
          </table:table-cell>
          <table:table-cell office:value-type="float" office:value="1.91053" calcext:value-type="float">
            <text:p>1.910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57631" calcext:value-type="float">
            <text:p>3.57631</text:p>
          </table:table-cell>
          <table:table-cell office:value-type="float" office:value="2.23423" calcext:value-type="float">
            <text:p>2.234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3181" calcext:value-type="float">
            <text:p>3.33181</text:p>
          </table:table-cell>
          <table:table-cell office:value-type="float" office:value="1.79444" calcext:value-type="float">
            <text:p>1.794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19014" calcext:value-type="float">
            <text:p>3.19014</text:p>
          </table:table-cell>
          <table:table-cell office:value-type="float" office:value="1.00805" calcext:value-type="float">
            <text:p>1.008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8863" calcext:value-type="float">
            <text:p>3.68863</text:p>
          </table:table-cell>
          <table:table-cell office:value-type="float" office:value="1.29436" calcext:value-type="float">
            <text:p>1.294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07385" calcext:value-type="float">
            <text:p>4.07385</text:p>
          </table:table-cell>
          <table:table-cell office:value-type="float" office:value="1.14733" calcext:value-type="float">
            <text:p>1.147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8577" calcext:value-type="float">
            <text:p>12.8577</text:p>
          </table:table-cell>
          <table:table-cell office:value-type="float" office:value="12.8576" calcext:value-type="float">
            <text:p>12.85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44718" calcext:value-type="float">
            <text:p>7.44718</text:p>
          </table:table-cell>
          <table:table-cell office:value-type="float" office:value="6.62625" calcext:value-type="float">
            <text:p>6.626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04761" calcext:value-type="float">
            <text:p>4.04761</text:p>
          </table:table-cell>
          <table:table-cell office:value-type="float" office:value="2.99468" calcext:value-type="float">
            <text:p>2.994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542" calcext:value-type="float">
            <text:p>5.05542</text:p>
          </table:table-cell>
          <table:table-cell office:value-type="float" office:value="3.33043" calcext:value-type="float">
            <text:p>3.330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62327" calcext:value-type="float">
            <text:p>4.62327</text:p>
          </table:table-cell>
          <table:table-cell office:value-type="float" office:value="2.66792" calcext:value-type="float">
            <text:p>2.667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21217" calcext:value-type="float">
            <text:p>4.21217</text:p>
          </table:table-cell>
          <table:table-cell office:value-type="float" office:value="1.48038" calcext:value-type="float">
            <text:p>1.480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2883" calcext:value-type="float">
            <text:p>4.32883</text:p>
          </table:table-cell>
          <table:table-cell office:value-type="float" office:value="1.31748" calcext:value-type="float">
            <text:p>1.317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46745" calcext:value-type="float">
            <text:p>5.46745</text:p>
          </table:table-cell>
          <table:table-cell office:value-type="float" office:value="1.6992" calcext:value-type="float">
            <text:p>1.69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4688" calcext:value-type="float">
            <text:p>15.4688</text:p>
          </table:table-cell>
          <table:table-cell office:value-type="float" office:value="15.4687" calcext:value-type="float">
            <text:p>15.468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86615" calcext:value-type="float">
            <text:p>8.86615</text:p>
          </table:table-cell>
          <table:table-cell office:value-type="float" office:value="7.97757" calcext:value-type="float">
            <text:p>7.977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70139" calcext:value-type="float">
            <text:p>4.70139</text:p>
          </table:table-cell>
          <table:table-cell office:value-type="float" office:value="3.52433" calcext:value-type="float">
            <text:p>3.524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94181" calcext:value-type="float">
            <text:p>5.94181</text:p>
          </table:table-cell>
          <table:table-cell office:value-type="float" office:value="4.00214" calcext:value-type="float">
            <text:p>4.002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44537" calcext:value-type="float">
            <text:p>5.44537</text:p>
          </table:table-cell>
          <table:table-cell office:value-type="float" office:value="3.20075" calcext:value-type="float">
            <text:p>3.200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93921" calcext:value-type="float">
            <text:p>4.93921</text:p>
          </table:table-cell>
          <table:table-cell office:value-type="float" office:value="1.84426" calcext:value-type="float">
            <text:p>1.844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9818" calcext:value-type="float">
            <text:p>4.9818</text:p>
          </table:table-cell>
          <table:table-cell office:value-type="float" office:value="1.53226" calcext:value-type="float">
            <text:p>1.532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56844" calcext:value-type="float">
            <text:p>5.56844</text:p>
          </table:table-cell>
          <table:table-cell office:value-type="float" office:value="1.36748" calcext:value-type="float">
            <text:p>1.367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.3913" calcext:value-type="float">
            <text:p>18.3913</text:p>
          </table:table-cell>
          <table:table-cell office:value-type="float" office:value="18.3911" calcext:value-type="float">
            <text:p>18.39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4806" calcext:value-type="float">
            <text:p>10.4806</text:p>
          </table:table-cell>
          <table:table-cell office:value-type="float" office:value="9.4622" calcext:value-type="float">
            <text:p>9.46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66627" calcext:value-type="float">
            <text:p>7.66627</text:p>
          </table:table-cell>
          <table:table-cell office:value-type="float" office:value="6.3317" calcext:value-type="float">
            <text:p>6.33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8958" calcext:value-type="float">
            <text:p>6.8958</text:p>
          </table:table-cell>
          <table:table-cell office:value-type="float" office:value="4.74438" calcext:value-type="float">
            <text:p>4.744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28925" calcext:value-type="float">
            <text:p>6.28925</text:p>
          </table:table-cell>
          <table:table-cell office:value-type="float" office:value="3.80376" calcext:value-type="float">
            <text:p>3.803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65079" calcext:value-type="float">
            <text:p>6.65079</text:p>
          </table:table-cell>
          <table:table-cell office:value-type="float" office:value="3.17341" calcext:value-type="float">
            <text:p>3.173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68786" calcext:value-type="float">
            <text:p>5.68786</text:p>
          </table:table-cell>
          <table:table-cell office:value-type="float" office:value="1.84328" calcext:value-type="float">
            <text:p>1.843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10857" calcext:value-type="float">
            <text:p>7.10857</text:p>
          </table:table-cell>
          <table:table-cell office:value-type="float" office:value="2.41321" calcext:value-type="float">
            <text:p>2.413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6541" calcext:value-type="float">
            <text:p>21.6541</text:p>
          </table:table-cell>
          <table:table-cell office:value-type="float" office:value="21.654" calcext:value-type="float">
            <text:p>21.6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2206" calcext:value-type="float">
            <text:p>12.2206</text:p>
          </table:table-cell>
          <table:table-cell office:value-type="float" office:value="11.1467" calcext:value-type="float">
            <text:p>11.146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59918" calcext:value-type="float">
            <text:p>6.59918</text:p>
          </table:table-cell>
          <table:table-cell office:value-type="float" office:value="5.12148" calcext:value-type="float">
            <text:p>5.1214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98221" calcext:value-type="float">
            <text:p>7.98221</text:p>
          </table:table-cell>
          <table:table-cell office:value-type="float" office:value="5.58062" calcext:value-type="float">
            <text:p>5.580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22181" calcext:value-type="float">
            <text:p>7.22181</text:p>
          </table:table-cell>
          <table:table-cell office:value-type="float" office:value="4.47347" calcext:value-type="float">
            <text:p>4.473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44791" calcext:value-type="float">
            <text:p>6.44791</text:p>
          </table:table-cell>
          <table:table-cell office:value-type="float" office:value="2.5131" calcext:value-type="float">
            <text:p>2.51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42698" calcext:value-type="float">
            <text:p>6.42698</text:p>
          </table:table-cell>
          <table:table-cell office:value-type="float" office:value="2.16956" calcext:value-type="float">
            <text:p>2.169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05978" calcext:value-type="float">
            <text:p>7.05978</text:p>
          </table:table-cell>
          <table:table-cell office:value-type="float" office:value="1.88896" calcext:value-type="float">
            <text:p>1.888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2299" calcext:value-type="float">
            <text:p>25.2299</text:p>
          </table:table-cell>
          <table:table-cell office:value-type="float" office:value="25.2297" calcext:value-type="float">
            <text:p>25.2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951" calcext:value-type="float">
            <text:p>14.1951</text:p>
          </table:table-cell>
          <table:table-cell office:value-type="float" office:value="12.9839" calcext:value-type="float">
            <text:p>12.98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37591" calcext:value-type="float">
            <text:p>7.37591</text:p>
          </table:table-cell>
          <table:table-cell office:value-type="float" office:value="5.80924" calcext:value-type="float">
            <text:p>5.809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16076" calcext:value-type="float">
            <text:p>9.16076</text:p>
          </table:table-cell>
          <table:table-cell office:value-type="float" office:value="6.50218" calcext:value-type="float">
            <text:p>6.502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20815" calcext:value-type="float">
            <text:p>8.20815</text:p>
          </table:table-cell>
          <table:table-cell office:value-type="float" office:value="5.19997" calcext:value-type="float">
            <text:p>5.199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9243" calcext:value-type="float">
            <text:p>7.39243</text:p>
          </table:table-cell>
          <table:table-cell office:value-type="float" office:value="3.06555" calcext:value-type="float">
            <text:p>3.06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21074" calcext:value-type="float">
            <text:p>7.21074</text:p>
          </table:table-cell>
          <table:table-cell office:value-type="float" office:value="2.46931" calcext:value-type="float">
            <text:p>2.469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06491" calcext:value-type="float">
            <text:p>9.06491</text:p>
          </table:table-cell>
          <table:table-cell office:value-type="float" office:value="3.29031" calcext:value-type="float">
            <text:p>3.290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3282" calcext:value-type="float">
            <text:p>16.3282</text:p>
          </table:table-cell>
          <table:table-cell office:value-type="float" office:value="15.049" calcext:value-type="float">
            <text:p>15.0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.7948" calcext:value-type="float">
            <text:p>11.7948</text:p>
          </table:table-cell>
          <table:table-cell office:value-type="float" office:value="10.0373" calcext:value-type="float">
            <text:p>10.037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4487" calcext:value-type="float">
            <text:p>10.4487</text:p>
          </table:table-cell>
          <table:table-cell office:value-type="float" office:value="7.52806" calcext:value-type="float">
            <text:p>7.528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40767" calcext:value-type="float">
            <text:p>9.40767</text:p>
          </table:table-cell>
          <table:table-cell office:value-type="float" office:value="6.03163" calcext:value-type="float">
            <text:p>6.0316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78197" calcext:value-type="float">
            <text:p>9.78197</text:p>
          </table:table-cell>
          <table:table-cell office:value-type="float" office:value="5.03318" calcext:value-type="float">
            <text:p>5.033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53395" calcext:value-type="float">
            <text:p>9.53395</text:p>
          </table:table-cell>
          <table:table-cell office:value-type="float" office:value="4.34103" calcext:value-type="float">
            <text:p>4.341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84593" calcext:value-type="float">
            <text:p>8.84593</text:p>
          </table:table-cell>
          <table:table-cell office:value-type="float" office:value="2.6051" calcext:value-type="float">
            <text:p>2.60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5993" calcext:value-type="float">
            <text:p>18.5993</text:p>
          </table:table-cell>
          <table:table-cell office:value-type="float" office:value="17.3069" calcext:value-type="float">
            <text:p>17.306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97633" calcext:value-type="float">
            <text:p>9.97633</text:p>
          </table:table-cell>
          <table:table-cell office:value-type="float" office:value="8.12361" calcext:value-type="float">
            <text:p>8.123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868" calcext:value-type="float">
            <text:p>11.868</text:p>
          </table:table-cell>
          <table:table-cell office:value-type="float" office:value="8.65815" calcext:value-type="float">
            <text:p>8.658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.4903" calcext:value-type="float">
            <text:p>10.4903</text:p>
          </table:table-cell>
          <table:table-cell office:value-type="float" office:value="6.92652" calcext:value-type="float">
            <text:p>6.926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31285" calcext:value-type="float">
            <text:p>9.31285</text:p>
          </table:table-cell>
          <table:table-cell office:value-type="float" office:value="3.94361" calcext:value-type="float">
            <text:p>3.9436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26" calcext:value-type="float">
            <text:p>10.26</text:p>
          </table:table-cell>
          <table:table-cell office:value-type="float" office:value="4.47927" calcext:value-type="float">
            <text:p>4.479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.5904" calcext:value-type="float">
            <text:p>11.5904</text:p>
          </table:table-cell>
          <table:table-cell office:value-type="float" office:value="4.37312" calcext:value-type="float">
            <text:p>4.373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.9593" calcext:value-type="float">
            <text:p>23.9593</text:p>
          </table:table-cell>
          <table:table-cell office:value-type="float" office:value="22.4528" calcext:value-type="float">
            <text:p>22.45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.0647" calcext:value-type="float">
            <text:p>17.0647</text:p>
          </table:table-cell>
          <table:table-cell office:value-type="float" office:value="14.9484" calcext:value-type="float">
            <text:p>14.94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7684" calcext:value-type="float">
            <text:p>14.7684</text:p>
          </table:table-cell>
          <table:table-cell office:value-type="float" office:value="11.2173" calcext:value-type="float">
            <text:p>11.21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1613" calcext:value-type="float">
            <text:p>13.1613</text:p>
          </table:table-cell>
          <table:table-cell office:value-type="float" office:value="8.97684" calcext:value-type="float">
            <text:p>8.976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.5428" calcext:value-type="float">
            <text:p>13.5428</text:p>
          </table:table-cell>
          <table:table-cell office:value-type="float" office:value="7.49272" calcext:value-type="float">
            <text:p>7.492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0491" calcext:value-type="float">
            <text:p>11.0491</text:p>
          </table:table-cell>
          <table:table-cell office:value-type="float" office:value="4.42324" calcext:value-type="float">
            <text:p>4.423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7496" calcext:value-type="float">
            <text:p>13.7496</text:p>
          </table:table-cell>
          <table:table-cell office:value-type="float" office:value="5.65581" calcext:value-type="float">
            <text:p>5.655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7581" calcext:value-type="float">
            <text:p>30.7581</text:p>
          </table:table-cell>
          <table:table-cell office:value-type="float" office:value="28.6333" calcext:value-type="float">
            <text:p>28.63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.1141" calcext:value-type="float">
            <text:p>16.1141</text:p>
          </table:table-cell>
          <table:table-cell office:value-type="float" office:value="13.2964" calcext:value-type="float">
            <text:p>13.29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7362" calcext:value-type="float">
            <text:p>18.7362</text:p>
          </table:table-cell>
          <table:table-cell office:value-type="float" office:value="14.2717" calcext:value-type="float">
            <text:p>14.27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.6078" calcext:value-type="float">
            <text:p>16.6078</text:p>
          </table:table-cell>
          <table:table-cell office:value-type="float" office:value="11.4122" calcext:value-type="float">
            <text:p>11.41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0218" calcext:value-type="float">
            <text:p>14.0218</text:p>
          </table:table-cell>
          <table:table-cell office:value-type="float" office:value="6.98012" calcext:value-type="float">
            <text:p>6.9801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.6294" calcext:value-type="float">
            <text:p>13.6294</text:p>
          </table:table-cell>
          <table:table-cell office:value-type="float" office:value="5.64077" calcext:value-type="float">
            <text:p>5.6407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.6519" calcext:value-type="float">
            <text:p>16.6519</text:p>
          </table:table-cell>
          <table:table-cell office:value-type="float" office:value="7.19219" calcext:value-type="float">
            <text:p>7.192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.0707" calcext:value-type="float">
            <text:p>21.0707</text:p>
          </table:table-cell>
          <table:table-cell office:value-type="float" office:value="17.5812" calcext:value-type="float">
            <text:p>17.581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.3209" calcext:value-type="float">
            <text:p>23.3209</text:p>
          </table:table-cell>
          <table:table-cell office:value-type="float" office:value="17.8023" calcext:value-type="float">
            <text:p>17.80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.4701" calcext:value-type="float">
            <text:p>20.4701</text:p>
          </table:table-cell>
          <table:table-cell office:value-type="float" office:value="14.2506" calcext:value-type="float">
            <text:p>14.25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.0343" calcext:value-type="float">
            <text:p>17.0343</text:p>
          </table:table-cell>
          <table:table-cell office:value-type="float" office:value="8.43186" calcext:value-type="float">
            <text:p>8.431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10.1789" calcext:value-type="float">
            <text:p>10.178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.2566" calcext:value-type="float">
            <text:p>20.2566</text:p>
          </table:table-cell>
          <table:table-cell office:value-type="float" office:value="8.93443" calcext:value-type="float">
            <text:p>8.934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 office:value-type="float" office:value="29.1512" calcext:value-type="float">
            <text:p>29.1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.6742" calcext:value-type="float">
            <text:p>28.6742</text:p>
          </table:table-cell>
          <table:table-cell office:value-type="float" office:value="21.9217" calcext:value-type="float">
            <text:p>21.92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.3031" calcext:value-type="float">
            <text:p>25.3031</text:p>
          </table:table-cell>
          <table:table-cell office:value-type="float" office:value="17.5561" calcext:value-type="float">
            <text:p>17.55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.4537" calcext:value-type="float">
            <text:p>25.4537</text:p>
          </table:table-cell>
          <table:table-cell office:value-type="float" office:value="14.6394" calcext:value-type="float">
            <text:p>14.63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.8258" calcext:value-type="float">
            <text:p>20.8258</text:p>
          </table:table-cell>
          <table:table-cell office:value-type="float" office:value="9.27081" calcext:value-type="float">
            <text:p>9.270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.3343" calcext:value-type="float">
            <text:p>25.3343</text:p>
          </table:table-cell>
          <table:table-cell office:value-type="float" office:value="11.0315" calcext:value-type="float">
            <text:p>11.03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.9902" calcext:value-type="float">
            <text:p>33.9902</text:p>
          </table:table-cell>
          <table:table-cell office:value-type="float" office:value="26.5553" calcext:value-type="float">
            <text:p>26.555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.8763" calcext:value-type="float">
            <text:p>29.8763</text:p>
          </table:table-cell>
          <table:table-cell office:value-type="float" office:value="21.3118" calcext:value-type="float">
            <text:p>21.31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.3437" calcext:value-type="float">
            <text:p>25.3437</text:p>
          </table:table-cell>
          <table:table-cell office:value-type="float" office:value="13.621" calcext:value-type="float">
            <text:p>13.6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.4687" calcext:value-type="float">
            <text:p>23.4687</text:p>
          </table:table-cell>
          <table:table-cell office:value-type="float" office:value="10.7598" calcext:value-type="float">
            <text:p>10.75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.7848" calcext:value-type="float">
            <text:p>28.7848</text:p>
          </table:table-cell>
          <table:table-cell office:value-type="float" office:value="13.4027" calcext:value-type="float">
            <text:p>13.40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.8421" calcext:value-type="float">
            <text:p>33.8421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.8389" calcext:value-type="float">
            <text:p>38.8389</text:p>
          </table:table-cell>
          <table:table-cell office:value-type="float" office:value="18.9785" calcext:value-type="float">
            <text:p>18.97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.9532" calcext:value-type="float">
            <text:p>43.9532</text:p>
          </table:table-cell>
          <table:table-cell office:value-type="float" office:value="22.2685" calcext:value-type="float">
            <text:p>22.26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.6833" calcext:value-type="float">
            <text:p>50.6833</text:p>
          </table:table-cell>
          <table:table-cell office:value-type="float" office:value="25.9621" calcext:value-type="float">
            <text:p>25.9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7:13:53.068399098</meta:creation-date>
    <dc:date>2023-03-15T17:34:53.519727275</dc:date>
    <meta:editing-duration>PT40S</meta:editing-duration>
    <meta:editing-cycles>1</meta:editing-cycles>
    <meta:document-statistic meta:table-count="2" meta:cell-count="2257" meta:object-count="0"/>
    <meta:generator>LibreOffice/7.3.7.2$Linux_X86_64 LibreOffice_project/30$Build-2</meta:generator>
  </office:meta>
</office:document-meta>
</file>